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0.3752in" fo:margin-right="0in" fo:text-indent="0in" style:auto-text-indent="false" style:page-number="1"/>
    </style:style>
    <style:style style:name="P2" style:family="paragraph" style:parent-style-name="Standard">
      <style:paragraph-properties fo:margin-left="0.3752in" fo:margin-right="0in" fo:text-indent="0in" style:auto-text-indent="false"/>
    </style:style>
    <style:style style:name="P3" style:family="paragraph" style:parent-style-name="Standard">
      <style:paragraph-properties fo:margin-left="0.3752in" fo:margin-right="0in" fo:text-indent="0in" style:auto-text-indent="false"/>
      <style:text-properties fo:font-size="12pt" style:font-size-asian="12pt" style:font-size-complex="12pt"/>
    </style:style>
    <style:style style:name="P4" style:family="paragraph" style:parent-style-name="Standard">
      <style:paragraph-properties fo:margin-left="0.3752in" fo:margin-right="0in" fo:text-indent="0in" style:auto-text-indent="false"/>
      <style:text-properties fo:font-size="12pt" fo:font-weight="bold" style:font-size-asian="12pt" style:font-weight-asian="bold" style:font-size-complex="12pt"/>
    </style:style>
    <style:style style:name="P5" style:family="paragraph" style:parent-style-name="Standard" style:list-style-name="WWNum4">
      <style:paragraph-properties fo:margin-left="0.3752in" fo:margin-right="0in" fo:text-indent="0in" style:auto-text-indent="false"/>
    </style:style>
    <style:style style:name="P6" style:family="paragraph" style:parent-style-name="Standard" style:list-style-name="WWNum6">
      <style:paragraph-properties fo:margin-left="0.3752in" fo:margin-right="0in" fo:text-indent="0in" style:auto-text-indent="false"/>
    </style:style>
    <style:style style:name="P7" style:family="paragraph" style:parent-style-name="Standard" style:list-style-name="WWNum7">
      <style:paragraph-properties fo:margin-left="0.3752in" fo:margin-right="0in" fo:text-indent="0in" style:auto-text-indent="false"/>
    </style:style>
    <style:style style:name="P8" style:family="paragraph" style:parent-style-name="Standard" style:list-style-name="WWNum5">
      <style:paragraph-properties fo:margin-left="0.3752in" fo:margin-right="0in" fo:text-indent="0in" style:auto-text-indent="false"/>
    </style:style>
    <style:style style:name="P9" style:family="paragraph" style:parent-style-name="Standard" style:list-style-name="WWNum8">
      <style:paragraph-properties fo:margin-left="0.3752in" fo:margin-right="0in" fo:text-indent="0in" style:auto-text-indent="false"/>
    </style:style>
    <style:style style:name="P10" style:family="paragraph" style:parent-style-name="Standard">
      <style:paragraph-properties fo:margin-left="0.3752in" fo:margin-right="0in" fo:margin-top="0.1665in" fo:margin-bottom="0.1665in" loext:contextual-spacing="false" fo:line-height="100%" fo:text-indent="0in" style:auto-text-indent="false"/>
    </style:style>
    <style:style style:name="P11" style:family="paragraph" style:parent-style-name="Standard">
      <style:paragraph-properties fo:margin-left="0.3752in" fo:margin-right="0in" fo:margin-top="0.1665in" fo:margin-bottom="0.1665in" loext:contextual-spacing="false" fo:line-height="100%" fo:text-indent="0in" style:auto-text-indent="false"/>
      <style:text-properties fo:color="#000000" fo:font-size="14pt" fo:font-weight="bold" style:font-size-asian="14pt" style:font-weight-asian="bold" style:font-size-complex="14pt"/>
    </style:style>
    <style:style style:name="P12" style:family="paragraph" style:parent-style-name="Standard">
      <loext:graphic-properties draw:fill="solid" draw:fill-color="#ffffff"/>
      <style:paragraph-properties fo:margin-left="0.3752in" fo:margin-right="0in" fo:margin-top="0in" fo:margin-bottom="0.1665in" loext:contextual-spacing="false" fo:line-height="150%" fo:text-indent="0in" style:auto-text-indent="false" fo:background-color="#ffffff"/>
    </style:style>
    <style:style style:name="P13" style:family="paragraph" style:parent-style-name="Standard" style:list-style-name="WWNum2">
      <style:paragraph-properties fo:margin-left="0.3752in" fo:margin-right="0in" fo:margin-top="0in" fo:margin-bottom="0.1665in" loext:contextual-spacing="false" fo:line-height="100%" fo:text-indent="0in" style:auto-text-indent="false"/>
    </style:style>
    <style:style style:name="P14" style:family="paragraph" style:parent-style-name="Standard">
      <style:paragraph-properties fo:margin-left="0.3752in" fo:margin-right="0in" fo:margin-top="0.1945in" fo:margin-bottom="0in" loext:contextual-spacing="false" fo:line-height="100%" fo:keep-together="auto" fo:text-indent="0in" style:auto-text-indent="false" fo:keep-with-next="auto"/>
    </style:style>
    <style:style style:name="P15" style:family="paragraph" style:parent-style-name="Standard" style:list-style-name="WWNum2">
      <style:paragraph-properties fo:margin-left="0.3752in" fo:margin-right="0in" fo:margin-top="0.1665in" fo:margin-bottom="0in" loext:contextual-spacing="false" fo:line-height="100%" fo:text-indent="0in" style:auto-text-indent="false"/>
    </style:style>
    <style:style style:name="P16" style:family="paragraph" style:parent-style-name="Standard" style:list-style-name="WWNum2">
      <style:paragraph-properties fo:margin-left="0.3752in" fo:margin-right="0in" fo:margin-top="0in" fo:margin-bottom="0in" loext:contextual-spacing="false" fo:line-height="100%" fo:text-indent="0in" style:auto-text-indent="false"/>
    </style:style>
    <style:style style:name="P17" style:family="paragraph" style:parent-style-name="Standard" style:list-style-name="WWNum1">
      <style:paragraph-properties fo:margin-left="1in" fo:margin-right="0in" fo:margin-top="0.1665in" fo:margin-bottom="0in" loext:contextual-spacing="false" fo:line-height="100%" fo:text-indent="-0.25in" style:auto-text-indent="false"/>
    </style:style>
    <style:style style:name="P18"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9"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20" style:family="paragraph" style:parent-style-name="Standard">
      <style:paragraph-properties fo:margin-left="0in" fo:margin-right="0in" fo:margin-top="0.1665in" fo:margin-bottom="0.1665in" loext:contextual-spacing="false" fo:line-height="100%" fo:text-indent="0in" style:auto-text-indent="false"/>
    </style:style>
    <style:style style:name="P21" style:family="paragraph" style:parent-style-name="Standard">
      <style:paragraph-properties fo:margin-left="0.3752in" fo:margin-right="0.5in" fo:margin-top="0.1945in" fo:margin-bottom="0in" loext:contextual-spacing="false" fo:line-height="100%" fo:keep-together="auto" fo:text-indent="0in" style:auto-text-indent="false" fo:keep-with-next="auto"/>
    </style:style>
    <style:style style:name="P22" style:family="paragraph" style:parent-style-name="Standard">
      <style:paragraph-properties fo:margin-left="0.8752in" fo:margin-right="0in" fo:margin-top="0.1665in" fo:margin-bottom="0.1665in" loext:contextual-spacing="false" fo:line-height="100%" fo:text-indent="0.1252in" style:auto-text-indent="false"/>
    </style:style>
    <style:style style:name="P23" style:family="paragraph" style:parent-style-name="Standard">
      <style:paragraph-properties fo:margin-left="0.3752in" fo:margin-right="0in" fo:margin-top="0.1665in" fo:margin-bottom="0.1665in" loext:contextual-spacing="false" fo:line-height="100%" fo:text-indent="0.1252in" style:auto-text-indent="false"/>
    </style:style>
    <style:style style:name="P24" style:family="paragraph" style:parent-style-name="Standard" style:list-style-name="WWNum3">
      <style:paragraph-properties fo:margin-left="0in" fo:margin-right="0in" fo:margin-top="0.1665in" fo:margin-bottom="0in" loext:contextual-spacing="false" fo:line-height="100%" fo:text-indent="0in" style:auto-text-indent="false"/>
    </style:style>
    <style:style style:name="P25" style:family="paragraph" style:parent-style-name="Standard" style:list-style-name="WWNum3">
      <style:paragraph-properties fo:margin-left="0in" fo:margin-right="0in" fo:margin-top="0in" fo:margin-bottom="0in" loext:contextual-spacing="false" fo:line-height="100%" fo:text-indent="0in" style:auto-text-indent="false"/>
    </style:style>
    <style:style style:name="P26" style:family="paragraph" style:parent-style-name="Standard" style:list-style-name="WWNum3">
      <style:paragraph-properties fo:margin-left="0in" fo:margin-right="0in" fo:margin-top="0in" fo:margin-bottom="0.1665in" loext:contextual-spacing="false" fo:line-height="100%" fo:text-indent="0in" style:auto-text-indent="false"/>
    </style:style>
    <style:style style:name="P27" style:family="paragraph" style:parent-style-name="Standard">
      <style:paragraph-properties fo:margin-left="0.5in" fo:margin-right="0in" fo:margin-top="0.1665in" fo:margin-bottom="0.1665in" loext:contextual-spacing="false" fo:line-height="100%" fo:text-indent="0in" style:auto-text-indent="false"/>
    </style:style>
    <style:style style:name="T1" style:family="text">
      <style:text-properties fo:font-size="12pt" style:font-size-asian="12pt" style:font-size-complex="12pt"/>
    </style:style>
    <style:style style:name="T2" style:family="text">
      <style:text-properties fo:font-size="12pt" style:font-size-asian="12pt" style:font-size-complex="12pt" fo:background-color="#00ff00"/>
    </style:style>
    <style:style style:name="T3" style:family="text">
      <style:text-properties fo:font-size="12pt" style:font-size-asian="12pt" style:font-size-complex="12pt" fo:background-color="#ffffff"/>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fo:background-color="#ffffff"/>
    </style:style>
    <style:style style:name="T6" style:family="text">
      <style:text-properties fo:font-size="19pt" fo:font-weight="bold" style:font-size-asian="19pt" style:font-weight-asian="bold" style:font-size-complex="19pt"/>
    </style:style>
    <style:style style:name="T7" style:family="text">
      <style:text-properties fo:color="#000000" fo:font-size="14pt" fo:font-weight="bold" style:font-size-asian="14pt" style:font-weight-asian="bold" style:font-size-complex="14pt"/>
    </style:style>
    <style:style style:name="T8" style:family="text">
      <style:text-properties fo:color="#ff0000" fo:font-size="12pt" fo:font-weight="bold" style:font-size-asian="12pt" style:font-weight-asian="bold" style:font-size-complex="12pt"/>
    </style:style>
    <style:style style:name="T9" style:family="text">
      <style:text-properties fo:color="#ff0000" fo:font-size="14pt" fo:font-weight="bold" style:font-size-asian="14pt" style:font-weight-asian="bold" style:font-size-complex="14pt"/>
    </style:style>
    <style:style style:name="T10" style:family="text">
      <style:text-properties style:text-position="sub 58%" fo:font-size="12pt" fo:font-weight="bold" style:font-size-asian="12pt" style:font-weight-asian="bold" style:font-size-complex="12pt"/>
    </style:style>
    <style:style style:name="T11" style:family="text">
      <style:text-properties style:text-position="sub 58%" fo:font-size="12pt" style:font-size-asian="12pt" style:font-size-complex="12pt"/>
    </style:style>
    <style:style style:name="T12" style:family="text">
      <style:text-properties style:text-position="super 58%" fo:font-size="12pt" style:font-size-asian="12pt" style:font-size-complex="12pt"/>
    </style:style>
    <style:style style:name="T13" style:family="text">
      <style:text-properties style:text-position="super 58%" fo:font-size="12pt" fo:font-weight="bold" style:font-size-asian="12pt" style:font-weight-asian="bold" style:font-size-complex="12pt"/>
    </style:style>
    <style:style style:name="T14" style:family="text">
      <style:text-properties fo:color="#3a3a3a" fo:font-size="12.5pt" style:font-size-asian="12.5pt" style:font-size-complex="12.5pt" fo:background-color="#ffffff"/>
    </style:style>
    <style:style style:name="T15" style:family="text">
      <style:text-properties fo:color="#ff9900" fo:font-size="12pt" fo:font-weight="bold" style:font-size-asian="12pt" style:font-weight-asian="bold" style:font-size-complex="12pt"/>
    </style:style>
    <style:style style:name="T16" style:family="text">
      <style:text-properties fo:font-size="14pt" fo:font-weight="bold" style:font-size-asian="14pt" style:font-weight-asian="bold" style:font-size-complex="14pt"/>
    </style:style>
    <style:style style:name="T17" style:family="text">
      <style:text-properties fo:color="#1155cc" fo:font-size="12pt" style:text-underline-style="solid" style:text-underline-width="auto" style:text-underline-color="font-color" style:font-size-asian="12pt" style:font-size-complex="12pt"/>
    </style:style>
    <style:style style:name="fr1"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lease add questions with verified answer and proper solutions w.r.t. the answer.</text:span></text:p>
      <text:p text:style-name="P3"/>
      <text:p text:style-name="P2"><text:span text:style-name="T6">Mathematics:</text:span></text:p>
      <text:p text:style-name="P3"/>
      <text:p text:style-name="P2"><text:span text:style-name="T4">1: The digit in the unit position of the integer 1! + 2! + 3! + 4! + … 99! + 100! is </text:span></text:p>
      <text:list xml:id="list3088942772" text:style-name="WWNum4">
        <text:list-item>
          <text:p text:style-name="P5"><text:span text:style-name="T1">1</text:span></text:p>
        </text:list-item>
        <text:list-item>
          <text:p text:style-name="P5"><text:span text:style-name="T1">2</text:span></text:p>
        </text:list-item>
        <text:list-item>
          <text:p text:style-name="P5"><text:span text:style-name="T1">3</text:span></text:p>
        </text:list-item>
        <text:list-item>
          <text:p text:style-name="P5"><text:span text:style-name="T1">0</text:span></text:p>
        </text:list-item>
      </text:list>
      <text:p text:style-name="P2"><text:span text:style-name="T1">Answer: </text:span><text:span text:style-name="T4">c. 3</text:span></text:p>
      <text:p text:style-name="P3"/>
      <text:p text:style-name="P2"><text:span text:style-name="T1">Because from 5!, unit digits are always 0. Thus sum of unit digits of 1!, 2!, 3!, 4! is 1+2+6+4 = 13</text:span></text:p>
      <text:p text:style-name="P2"><text:span text:style-name="T1">Thus the answer is 3.</text:span></text:p>
      <text:p text:style-name="P3"/>
      <text:p text:style-name="P2"><text:span text:style-name="T4">2: Suppose that we choose 2 cards simultaneously at random from a deck of 20 cards numbered 1, 2, . . . , 20. What is the probability that the smaller of the two numbers divides the larger? - Recalculate and Reconsider this question before giving</text:span></text:p>
      <text:p text:style-name="P3"/>
      <text:list xml:id="list1136619307" text:style-name="WWNum6">
        <text:list-item>
          <text:p text:style-name="P6"><text:span text:style-name="T1">46/190</text:span></text:p>
        </text:list-item>
        <text:list-item>
          <text:p text:style-name="P6"><text:span text:style-name="T1">56/190</text:span></text:p>
        </text:list-item>
        <text:list-item>
          <text:p text:style-name="P6"><text:span text:style-name="T1">36/190</text:span></text:p>
        </text:list-item>
        <text:list-item>
          <text:p text:style-name="P6"><text:span text:style-name="T1">66/190</text:span></text:p>
        </text:list-item>
      </text:list>
      <text:p text:style-name="P2"><text:soft-page-break/><text:span text:style-name="T1">Answer: </text:span><text:span text:style-name="T4">a. 46/190</text:span></text:p>
      <text:p text:style-name="P3"/>
      <text:p text:style-name="P2"><text:span text:style-name="T1">Sample space is 20C2 = 190 and … do this later </text:span></text:p>
      <text:p text:style-name="P10"><text:span text:style-name="T8">3</text:span><text:span text:style-name="T4">: If a matrix AAA has an eigenvalue λ\lambdaλ, which of the following must be true about the matrix AAA?</text:span><text:span text:style-name="T1"> </text:span></text:p>
      <text:p text:style-name="P10"><text:span text:style-name="T1">a) AAA is invertible.<text:line-break/>b) det⁡(A−λI)=0<text:line-break/>c) AAA has full rank.<text:line-break/>d) AAA is symmetric.</text:span></text:p>
      <text:p text:style-name="P10"><text:span text:style-name="T4">Answer: b) det⁡(A−λI)=0</text:span></text:p>
      <text:p text:style-name="P10"><text:span text:style-name="T8">4</text:span><text:span text:style-name="T4">:Which of the following sequences is a solution to the recurrence relation a</text:span><text:span text:style-name="T10">n</text:span><text:span text:style-name="T4">=2a</text:span><text:span text:style-name="T10">n−1</text:span><text:span text:style-name="T4">+1 with a</text:span><text:span text:style-name="T10">0</text:span><text:span text:style-name="T4">​=1?</text:span><text:span text:style-name="T1"> </text:span></text:p>
      <text:p text:style-name="P10"><text:span text:style-name="T1">a) a</text:span><text:span text:style-name="T11">n</text:span><text:span text:style-name="T1">=2</text:span><text:span text:style-name="T12">n</text:span></text:p>
      <text:p text:style-name="P10"><text:span text:style-name="T1">b) a</text:span><text:span text:style-name="T11">n</text:span><text:span text:style-name="T1">=2</text:span><text:span text:style-name="T12">n+1</text:span><text:span text:style-name="T1">−1</text:span></text:p>
      <text:p text:style-name="P10"><text:span text:style-name="T1">c) a</text:span><text:span text:style-name="T11">n</text:span><text:span text:style-name="T1">=2</text:span><text:span text:style-name="T12">n</text:span><text:span text:style-name="T1">+1</text:span></text:p>
      <text:p text:style-name="P10"><text:span text:style-name="T1">d) a</text:span><text:span text:style-name="T11">n</text:span><text:span text:style-name="T1">=2</text:span><text:span text:style-name="T12">n</text:span><text:span text:style-name="T1">−1</text:span></text:p>
      <text:p text:style-name="P10"><text:span text:style-name="T4">Answer: b) a</text:span><text:span text:style-name="T10">n</text:span><text:span text:style-name="T4">=2</text:span><text:span text:style-name="T13">n+1</text:span><text:span text:style-name="T4">−1</text:span></text:p>
      <text:p text:style-name="P2"><text:span text:style-name="T4">5:If f(x)=ex2f(x) = e^{x^2}f(x)=ex2, what is ddxf(x)\frac{d}{dx}f(x)dxd​f(x)?</text:span><text:span text:style-name="T1"> </text:span></text:p>
      <text:p text:style-name="P2"><text:span text:style-name="T1">a) 2xe^{x}<text:line-break/>b) xe^{x^2}</text:span></text:p>
      <text:p text:style-name="P2"><text:span text:style-name="T1">c) 2xe^{x^2}<text:line-break/>d) e^{x^2}</text:span></text:p>
      <text:p text:style-name="P10"><text:span text:style-name="T4">Answer: c) 2xe^{x^2}</text:span></text:p>
      <text:p text:style-name="P10"><text:span text:style-name="T4">6:What is the sum of the infinite geometric series 3+1+1/3+1/9+⋯?</text:span><text:span text:style-name="T1"> </text:span></text:p>
      <text:p text:style-name="P10"><text:span text:style-name="T1">a) 5<text:line-break/>b) 6<text:line-break/>c) 7<text:line-break/>d) 9</text:span></text:p>
      <text:p text:style-name="P10"><text:span text:style-name="T4">7:Which of the following functions is continuous everywhere but differentiable nowhere?</text:span><text:span text:style-name="T1"> a) f(x) = x^2<text:line-break/>b) f(x) = sin(x)<text:line-break/>c) f(x)=∣x∣<text:line-break/>d) f(x)=1/x​</text:span></text:p>
      <text:p text:style-name="P10"><text:span text:style-name="T4">Answer: c) f(x)=∣x∣</text:span></text:p>
      <text:p text:style-name="P10"><text:span text:style-name="T8">8</text:span><text:span text:style-name="T4">:Which of the following series converges?</text:span><text:span text:style-name="T1"> </text:span></text:p>
      <text:p text:style-name="P10"><text:soft-page-break/><text:span text:style-name="T1">a) </text:span><draw:frame draw:style-name="fr1" text:anchor-type="as-char" svg:width="0.3654in" svg:height="0.4484in" draw:z-index="0"><draw:object xlink:href="./Object 2" xlink:type="simple" xlink:show="embed" xlink:actuate="onLoad"/><draw:image xlink:href="./ObjectReplacements/Object 2" xlink:type="simple" xlink:show="embed" xlink:actuate="onLoad"/></draw:frame><text:span text:style-name="T1">1/n​<text:line-break/>b)</text:span><draw:frame draw:style-name="fr1" text:anchor-type="as-char" svg:width="0.3654in" svg:height="0.4484in" draw:z-index="0"><draw:object xlink:href="./Object 4" xlink:type="simple" xlink:show="embed" xlink:actuate="onLoad"/><draw:image xlink:href="./ObjectReplacements/Object 4" xlink:type="simple" xlink:show="embed" xlink:actuate="onLoad"/></draw:frame><text:span text:style-name="T1">n<text:line-break/>c)</text:span><draw:frame draw:style-name="fr1" text:anchor-type="as-char" svg:width="0.3654in" svg:height="0.4484in" draw:z-index="0"><draw:object xlink:href="./Object 6" xlink:type="simple" xlink:show="embed" xlink:actuate="onLoad"/><draw:image xlink:href="./ObjectReplacements/Object 6" xlink:type="simple" xlink:show="embed" xlink:actuate="onLoad"/></draw:frame><text:span text:style-name="T1">1/n</text:span><text:span text:style-name="T12">2</text:span><text:span text:style-name="T1">​<text:line-break/>d)</text:span><draw:frame draw:style-name="fr1" text:anchor-type="as-char" svg:width="0.3654in" svg:height="0.4484in" draw:z-index="0"><draw:object xlink:href="./Object 8" xlink:type="simple" xlink:show="embed" xlink:actuate="onLoad"/><draw:image xlink:href="./ObjectReplacements/Object 8" xlink:type="simple" xlink:show="embed" xlink:actuate="onLoad"/></draw:frame><text:span text:style-name="T1">n</text:span><text:span text:style-name="T12">2</text:span></text:p>
      <text:p text:style-name="P10"><text:span text:style-name="T4">Answer: c) </text:span><draw:frame draw:style-name="fr1" text:anchor-type="as-char" svg:width="0.3654in" svg:height="0.4484in" draw:z-index="0"><draw:object xlink:href="./Object 10" xlink:type="simple" xlink:show="embed" xlink:actuate="onLoad"/><draw:image xlink:href="./ObjectReplacements/Object 10" xlink:type="simple" xlink:show="embed" xlink:actuate="onLoad"/></draw:frame><text:span text:style-name="T4">1/n</text:span><text:span text:style-name="T13">2</text:span><text:span text:style-name="T4">​</text:span></text:p>
      <text:p text:style-name="P3"/>
      <text:p text:style-name="P3"/>
      <text:p text:style-name="P10"><text:span text:style-name="T4">9:Which of the following best describes an asymptote?</text:span><text:span text:style-name="T1"> </text:span></text:p>
      <text:p text:style-name="P10"><text:span text:style-name="T1">a) A point where a function is undefined<text:line-break/>b) A line that a graph approaches but never touches<text:line-break/>c) A maximum point of a function<text:line-break/>d) A point where the derivative of a function is zero</text:span></text:p>
      <text:p text:style-name="P10"><text:span text:style-name="T4">Answer: b) A line that a graph approaches but never touches</text:span></text:p>
      <text:p text:style-name="P10"><text:span text:style-name="T4">10:What is the value of </text:span><draw:frame draw:style-name="fr1" text:anchor-type="as-char" svg:width="0.302in" svg:height="0.4717in" draw:z-index="0"><draw:object xlink:href="./Object 12" xlink:type="simple" xlink:show="embed" xlink:actuate="onLoad"/><draw:image xlink:href="./ObjectReplacements/Object 12" xlink:type="simple" xlink:show="embed" xlink:actuate="onLoad"/></draw:frame><text:span text:style-name="T4"><text:s/>e</text:span><text:span text:style-name="T13">-x</text:span><text:span text:style-name="T4">?</text:span><text:span text:style-name="T1"> </text:span></text:p>
      <text:p text:style-name="P10"><text:span text:style-name="T1">a) 0<text:line-break/>b) 1<text:line-break/>c) ∞<text:line-break/>d) e</text:span><text:span text:style-name="T12">−1</text:span></text:p>
      <text:p text:style-name="P10"><text:span text:style-name="T4">Answer: b) 1</text:span></text:p>
      <text:p text:style-name="P10"><text:span text:style-name="T1">11. </text:span><text:span text:style-name="T14">Two sets A and B contain a and b elements respectively. If power set of A contains 16 more elements than that of B, value of ‘a’ and ‘b’ are _______</text:span></text:p>
      <text:p text:style-name="P10"><text:span text:style-name="T14">a) 5, 4</text:span></text:p>
      <text:p text:style-name="P10"><text:span text:style-name="T14">b) 3, 2</text:span></text:p>
      <text:p text:style-name="P10"><text:span text:style-name="T14">c) 7, 6</text:span></text:p>
      <text:p text:style-name="P10"><text:span text:style-name="T14">d) None of the above</text:span><text:span text:style-name="T1"><text:line-break/></text:span></text:p>
      <text:p text:style-name="P10"><text:span text:style-name="T1">Answer: a) 7, 6 </text:span></text:p>
      <text:p text:style-name="P10"><text:span text:style-name="T14">32-16=16, hence a=5, b=4</text:span></text:p>
      <text:p text:style-name="P10"><text:span text:style-name="T14">12. The coefficient of r-th and (r+4)-th term is equal in the expansion of </text:span><draw:frame draw:style-name="fr1" text:anchor-type="as-char" svg:width="0.0772in" svg:height="0.1319in" draw:z-index="0"><draw:object xlink:href="./Object 14" xlink:type="simple" xlink:show="embed" xlink:actuate="onLoad"/><draw:image xlink:href="./ObjectReplacements/Object 14" xlink:type="simple" xlink:show="embed" xlink:actuate="onLoad"/></draw:frame><text:span text:style-name="T14"><text:s/>are the same. Find the value of r.</text:span></text:p>
      <text:list xml:id="list2639392665" text:style-name="WWNum1">
        <text:list-item>
          <text:p text:style-name="P17"><text:span text:style-name="T14">8</text:span></text:p>
        </text:list-item>
        <text:list-item>
          <text:p text:style-name="P18"><text:span text:style-name="T14">7</text:span></text:p>
        </text:list-item>
        <text:list-item>
          <text:p text:style-name="P18"><text:span text:style-name="T14">10</text:span></text:p>
        </text:list-item>
        <text:list-item>
          <text:p text:style-name="P19"><text:soft-page-break/><text:span text:style-name="T14">9</text:span></text:p>
        </text:list-item>
      </text:list>
      <text:p text:style-name="P20"><text:span text:style-name="T14"><text:tab/>Answer: d. 9</text:span></text:p>
      <text:p text:style-name="P20"><text:span text:style-name="T14"><text:tab/>20C(r-1) = 20C(r+3) =&gt; r-1+r+3 = 20 =&gt; r = 9</text:span></text:p>
      <text:p text:style-name="P2"><text:span text:style-name="T6">Statistics: </text:span></text:p>
      <text:p text:style-name="P3"/>
      <text:p text:style-name="P2"><text:span text:style-name="T4">1: Alice speaks truth in 60% cases and Bob speaks truth in 70% cases. Find the probability that they contradict each other in a statement.</text:span></text:p>
      <text:p text:style-name="P3"/>
      <text:list xml:id="list318471037" text:style-name="WWNum7">
        <text:list-item>
          <text:p text:style-name="P7"><text:span text:style-name="T1">0.13</text:span></text:p>
        </text:list-item>
        <text:list-item>
          <text:p text:style-name="P7"><text:span text:style-name="T1">0.46</text:span></text:p>
        </text:list-item>
        <text:list-item>
          <text:p text:style-name="P7"><text:span text:style-name="T1">0.7</text:span></text:p>
        </text:list-item>
        <text:list-item>
          <text:p text:style-name="P7"><text:span text:style-name="T1">0.48</text:span></text:p>
        </text:list-item>
      </text:list>
      <text:p text:style-name="P3"/>
      <text:p text:style-name="P2"><text:span text:style-name="T1">Answer: </text:span><text:span text:style-name="T4">b. 0.46</text:span></text:p>
      <text:p text:style-name="P3"/>
      <text:p text:style-name="P2"><text:span text:style-name="T1">0.6*0.3 + 0.4*0.7 = 0.46</text:span></text:p>
      <text:p text:style-name="P3"/>
      <text:p text:style-name="P2"><text:span text:style-name="T4">2: The probability that there will be 53 sundays in a year of 20th century that is chosen randomly is</text:span></text:p>
      <text:p text:style-name="P3"/>
      <text:list xml:id="list1388590364" text:style-name="WWNum5">
        <text:list-item>
          <text:p text:style-name="P8"><text:span text:style-name="T1">3/28</text:span></text:p>
        </text:list-item>
        <text:list-item>
          <text:p text:style-name="P8"><text:span text:style-name="T1">2/28</text:span></text:p>
        </text:list-item>
        <text:list-item>
          <text:p text:style-name="P8"><text:span text:style-name="T1">1/7</text:span></text:p>
        </text:list-item>
        <text:list-item>
          <text:p text:style-name="P8"><text:soft-page-break/><text:span text:style-name="T1">5/28</text:span></text:p>
        </text:list-item>
      </text:list>
      <text:p text:style-name="P3"/>
      <text:p text:style-name="P2"><text:span text:style-name="T1">Answer:</text:span><text:span text:style-name="T4"> d. 5/28</text:span></text:p>
      <text:p text:style-name="P3"/>
      <text:p text:style-name="P2"><text:span text:style-name="T4">3: In a dataset of student test scores, the mean score is 75. If one student's score of 95 is added to the dataset, what happens to the mean?</text:span></text:p>
      <text:p text:style-name="P10"><text:span text:style-name="T1">A) Increases<text:line-break/>B) Decreases<text:line-break/>C) Stays the same<text:line-break/>D) Cannot be determined</text:span></text:p>
      <text:p text:style-name="P10"><text:span text:style-name="T4">Answer: A) Increases</text:span></text:p>
      <text:p text:style-name="P10"><text:span text:style-name="T4">4: If the standard deviation of a dataset is zero, then:</text:span></text:p>
      <text:p text:style-name="P10"><text:span text:style-name="T1">A) All data points are the same<text:line-break/>B) There is only one data point<text:line-break/>C) The dataset is perfectly normally distributed<text:line-break/>D) The dataset is flawed</text:span></text:p>
      <text:p text:style-name="P10"><text:span text:style-name="T4">Answer: A) All data points are the same</text:span></text:p>
      <text:p text:style-name="P10"><text:span text:style-name="T4">5: Which measure of central tendency is affected most by outliers?</text:span></text:p>
      <text:p text:style-name="P10"><text:span text:style-name="T1">A) Mean<text:line-break/>B) Median<text:line-break/>C) Mode<text:line-break/>D) Range</text:span></text:p>
      <text:p text:style-name="P10"><text:span text:style-name="T4">Answer: A) Mean</text:span></text:p>
      <text:p text:style-name="P10"><text:span text:style-name="T4">6: What is the standard deviation of the following dataset: 3, 5, 7, 9, 11?</text:span></text:p>
      <text:p text:style-name="P10"><text:span text:style-name="T4">A) 2<text:line-break/>B) 2.5<text:line-break/>C) 3<text:line-break/>D) 3.5</text:span></text:p>
      <text:p text:style-name="P10"><text:span text:style-name="T4">Answer: C) 3</text:span></text:p>
      <text:p text:style-name="P10"><text:span text:style-name="T4">7:If the difference between mean and mode is 48 and median is 12, Find mean.</text:span></text:p>
      <text:p text:style-name="P10"><text:span text:style-name="T1">A. 38</text:span></text:p>
      <text:p text:style-name="P10"><text:span text:style-name="T1">B. 28</text:span></text:p>
      <text:p text:style-name="P10"><text:span text:style-name="T1">C. 42</text:span></text:p>
      <text:p text:style-name="P10"><text:span text:style-name="T1">D. More than one of the above</text:span></text:p>
      <text:p text:style-name="P10"><text:soft-page-break/><text:span text:style-name="T1">E. None of the above</text:span></text:p>
      <text:p text:style-name="P10"><text:span text:style-name="T4">Answer: B) 28</text:span></text:p>
      <text:p text:style-name="P12"><text:span text:style-name="T4">8:The geometric mean of series having mean = 25 and harmonic mean = 16 is:</text:span></text:p>
      <text:p text:style-name="P12"><text:span text:style-name="T1">(a) 16</text:span></text:p>
      <text:p text:style-name="P12"><text:span text:style-name="T1">(b) 20</text:span></text:p>
      <text:p text:style-name="P12"><text:span text:style-name="T1">(c) 25</text:span></text:p>
      <text:p text:style-name="P12"><text:span text:style-name="T1">(d) 30</text:span></text:p>
      <text:p text:style-name="P12"><text:span text:style-name="T4">Answer: (b) 20</text:span></text:p>
      <text:p text:style-name="P12"><text:span text:style-name="T4">9: If the mean of first n natural numbers is 5n/9, then the value of n is</text:span></text:p>
      <text:p text:style-name="P12"><text:span text:style-name="T1">(a) 5</text:span></text:p>
      <text:p text:style-name="P12"><text:span text:style-name="T1">(b) 4</text:span></text:p>
      <text:p text:style-name="P12"><text:span text:style-name="T1">(c) 9</text:span></text:p>
      <text:p text:style-name="P12"><text:span text:style-name="T1">(d) 10</text:span></text:p>
      <text:p text:style-name="P12"><text:span text:style-name="T4">Answer: (c) 9</text:span></text:p>
      <text:p text:style-name="P10"><text:span text:style-name="T5">10: The mean deviation of an ungrouped data is 150. If each observation is increased by 3.5%, then what is the new mean deviation?</text:span></text:p>
      <text:p text:style-name="P10"><text:span text:style-name="T3">a) 153.5</text:span></text:p>
      <text:p text:style-name="P10"><text:span text:style-name="T3">b) 3.5</text:span></text:p>
      <text:p text:style-name="P10"><text:span text:style-name="T3">c) 155.25</text:span></text:p>
      <text:p text:style-name="P10"><text:span text:style-name="T3">d) 150</text:span></text:p>
      <text:p text:style-name="P12"><text:span text:style-name="T4">Answer: (c) </text:span><text:span text:style-name="T5">155.25</text:span></text:p>
      <text:p text:style-name="P4"/>
      <text:p text:style-name="P2"><text:soft-page-break/><text:span text:style-name="T6">Logical Reasoning and Analytical:</text:span></text:p>
      <text:p text:style-name="P3"/>
      <text:p text:style-name="P2"><text:span text:style-name="T15">PROB</text:span><text:span text:style-name="T4">1: There are two circles X and Y. The radius of circle X is ¼ of the radius of Y. Circle X rolls around circle Y. At the end of how many revolutions of X will the center of the circle first reach at its starting point?</text:span></text:p>
      <text:p text:style-name="P3"/>
      <text:list xml:id="list872644141" text:style-name="WWNum8">
        <text:list-item>
          <text:p text:style-name="P9"><text:span text:style-name="T1">4</text:span></text:p>
        </text:list-item>
        <text:list-item>
          <text:p text:style-name="P9"><text:span text:style-name="T1">2</text:span></text:p>
        </text:list-item>
        <text:list-item>
          <text:p text:style-name="P9"><text:span text:style-name="T1">8</text:span></text:p>
        </text:list-item>
        <text:list-item>
          <text:p text:style-name="P9"><text:span text:style-name="T1">5</text:span></text:p>
        </text:list-item>
      </text:list>
      <text:p text:style-name="P4"/>
      <text:p text:style-name="P2"><text:span text:style-name="T4">Answer: c. 8</text:span></text:p>
      <text:p text:style-name="P3"/>
      <text:p text:style-name="P2"><text:span text:style-name="T1">Because of the coin paradox the coin rotates double than usual because for two identical radius circles one will rotate another 2 times not 1 time.</text:span></text:p>
      <text:p text:style-name="P3"/>
      <text:p text:style-name="P10"><text:span text:style-name="T4">2:</text:span><text:span text:style-name="T1"> </text:span><text:span text:style-name="T4">If all snails are slow and some slow creatures are insects, what can you conclude about insects?</text:span></text:p>
      <text:p text:style-name="P10"><text:span text:style-name="T1">A) All insects are slow<text:line-break/>B) Some insects are snails<text:line-break/>C) Some insects are slow<text:line-break/>D) Insects are not slow</text:span></text:p>
      <text:p text:style-name="P10"><text:span text:style-name="T4">Answer: C) Some insects are slow</text:span></text:p>
      <text:p text:style-name="P3"/>
      <text:p text:style-name="P2"><text:span text:style-name="T4">3:In a coded language, "DOCTOR" is coded as "OOCDRT", and "BETTER" is coded as "EEBRTT". Then how "RABBIT" will be written in the same language?</text:span></text:p>
      <text:p text:style-name="P4"/>
      <text:p text:style-name="P2"><text:span text:style-name="T1">A. IBBART</text:span></text:p>
      <text:p text:style-name="P2"><text:span text:style-name="T1">B. RTIABB</text:span></text:p>
      <text:p text:style-name="P2"><text:soft-page-break/><text:span text:style-name="T1">C. ABBIRT</text:span></text:p>
      <text:p text:style-name="P2"><text:span text:style-name="T1">D. IRTABB</text:span></text:p>
      <text:p text:style-name="P2"><text:span text:style-name="T1">E. AIBBRT</text:span></text:p>
      <text:p text:style-name="P10"><text:span text:style-name="T4">Answer: E) </text:span><text:span text:style-name="T1">AIBBRT﻿</text:span></text:p>
      <text:p text:style-name="P4"/>
      <text:p text:style-name="P4"/>
      <text:p text:style-name="P4"/>
      <text:p text:style-name="P4"/>
      <text:p text:style-name="P4"/>
      <text:p text:style-name="P4"/>
      <text:p text:style-name="P2"><text:span text:style-name="T4">4: How many pairs of letters are there in the word "RELATIVE" each of which has as many letters between them as in the English alphabetical series (both forward and backward direction) as they have between them in the English alphabetical series?</text:span></text:p>
      <text:p text:style-name="P4"/>
      <text:p text:style-name="P2"><text:span text:style-name="T1">A. Two</text:span></text:p>
      <text:p text:style-name="P2"><text:span text:style-name="T1">B. More than Four</text:span></text:p>
      <text:p text:style-name="P2"><text:span text:style-name="T1">C. Three</text:span></text:p>
      <text:p text:style-name="P2"><text:span text:style-name="T1">D. Four</text:span></text:p>
      <text:p text:style-name="P2"><text:span text:style-name="T1">E. One</text:span></text:p>
      <text:p text:style-name="P10"><text:span text:style-name="T4">Answer: D) Four﻿</text:span></text:p>
      <text:p text:style-name="P3"/>
      <text:p text:style-name="P2"><text:span text:style-name="T4">5: Point A is 15m towards the south of B. Point C is 8m towards East of Point B. Point D is 15m towards the south of Point C. Point E is 3m towards the west of D. Point F is 6m towards the south of Point E. Point G is 2m towards the east of F. What is the shortest distance between A and D?</text:span></text:p>
      <text:p text:style-name="P4"/>
      <text:p text:style-name="P2"><text:soft-page-break/><text:span text:style-name="T1">A. 8m</text:span></text:p>
      <text:p text:style-name="P2"><text:span text:style-name="T1">B. 5m</text:span></text:p>
      <text:p text:style-name="P2"><text:span text:style-name="T1">C. 6m</text:span></text:p>
      <text:p text:style-name="P2"><text:span text:style-name="T1">D. 9m</text:span></text:p>
      <text:p text:style-name="P2"><text:span text:style-name="T1">E. 3m</text:span></text:p>
      <text:p text:style-name="P10"><text:span text:style-name="T4">Answer: A) 8m</text:span></text:p>
      <text:p text:style-name="P10"><text:span text:style-name="T4">6:In a family, there are nine members J, K, L, M, N, O, P, Q, and R. L is the brother of N, N is the sister of Q. O is the daughter of P's son. J is the son of M. M is the wife of Q. N is unmarried. R is K's mother-in-law. N is K's sister-in- law. L has a child.</text:span></text:p>
      <text:p text:style-name="P10"><text:span text:style-name="T4">How many female members are there in the family?</text:span></text:p>
      <text:p text:style-name="P10"><text:span text:style-name="T1">A. Two</text:span></text:p>
      <text:p text:style-name="P10"><text:span text:style-name="T1">B. Four</text:span></text:p>
      <text:p text:style-name="P10"><text:span text:style-name="T1">C. One</text:span></text:p>
      <text:p text:style-name="P10"><text:span text:style-name="T1">D. Three</text:span></text:p>
      <text:p text:style-name="P10"><text:span text:style-name="T1">E. Five</text:span></text:p>
      <text:p text:style-name="P10"><text:span text:style-name="T4">Answer: E) Five</text:span></text:p>
      <text:p text:style-name="P10"><text:span text:style-name="T4">7:</text:span></text:p>
      <text:p text:style-name="P3"/>
      <text:p text:style-name="P2"><text:span text:style-name="T6">Computer based:</text:span></text:p>
      <text:p text:style-name="P14"><text:span text:style-name="T9">1</text:span><text:span text:style-name="T7">:</text:span><text:span text:style-name="T4">Which of the following data structures is best suited for implementing a priority queue?</text:span><text:span text:style-name="T1"> </text:span></text:p>
      <text:p text:style-name="P14"><text:span text:style-name="T1">a) Array<text:line-break/>b) Linked List<text:line-break/>c) Stack<text:line-break/>d) Heap</text:span></text:p>
      <text:p text:style-name="P10"><text:span text:style-name="T4">Answer: d) Heap</text:span></text:p>
      <text:p text:style-name="P14"><text:span text:style-name="T9">2</text:span><text:span text:style-name="T7">:</text:span><text:span text:style-name="T4">What is the worst-case time complexity of the quicksort algorithm?</text:span><text:span text:style-name="T1"> </text:span></text:p>
      <text:p text:style-name="P21"><text:soft-page-break/><text:span text:style-name="T1">a) O(n log n)<text:line-break/>b) O(n)<text:line-break/>c) O(n^2)<text:line-break/>d) O(n^3)</text:span></text:p>
      <text:p text:style-name="P10"><text:span text:style-name="T4">Answer: c) O(n^2)</text:span></text:p>
      <text:p text:style-name="P10"><text:span text:style-name="T8">3</text:span><text:span text:style-name="T4">:Which of the following describes a key characteristic of the ACID properties in databases?</text:span><text:span text:style-name="T1"> </text:span></text:p>
      <text:p text:style-name="P10"><text:span text:style-name="T1">a) Atomicity ensures that all operations within a transaction are completed successfully or none at all.<text:line-break/>b) Consistency ensures that the database can be recovered to a prior state in the event of a failure.<text:line-break/>c) Isolation ensures that once a transaction has been committed, it will remain so, even in the case of a system failure.<text:line-break/>d) Durability ensures that the concurrent execution of transactions results in a system state that would be obtained if transactions were executed sequentially.</text:span></text:p>
      <text:p text:style-name="P10"><text:span text:style-name="T4">Answer: a) Atomicity ensures that all operations within a transaction are completed successfully or none at all.</text:span></text:p>
      <text:p text:style-name="P11"/>
      <text:p text:style-name="P10"><text:span text:style-name="T8">4</text:span><text:span text:style-name="T4">:In computer networking, what does the acronym TCP stand for?</text:span></text:p>
      <text:p text:style-name="P10"><text:span text:style-name="T1">a) Transmission Control Protocol<text:line-break/>b) Transfer Control Protocol<text:line-break/>c) Transport Communication Protocol<text:line-break/>d) Transmission Communication Protocol</text:span></text:p>
      <text:p text:style-name="P10"><text:span text:style-name="T4">Answer: a) Transmission Control Protocol</text:span></text:p>
      <text:p text:style-name="P10"><text:span text:style-name="T8">5</text:span><text:span text:style-name="T4">:What is the primary purpose of the OSI model in networking?</text:span><text:span text:style-name="T1"> </text:span></text:p>
      <text:p text:style-name="P10"><text:span text:style-name="T1">a) To provide a physical medium for data transmission<text:line-break/>b) To standardize networking protocols and communication<text:line-break/>c) To define the internet architecture<text:line-break/>d) To encrypt data for secure transmission</text:span></text:p>
      <text:p text:style-name="P10"><text:span text:style-name="T4">Answer: b) To standardize networking protocols and communication</text:span></text:p>
      <text:p text:style-name="P10"><text:span text:style-name="T8">6</text:span><text:span text:style-name="T4">:Which of the following sorting algorithms is an example of a comparison sort?</text:span><text:span text:style-name="T1"> </text:span></text:p>
      <text:p text:style-name="P10"><text:span text:style-name="T1">a) Counting Sort<text:line-break/>b) Radix Sort<text:line-break/>c) Quick Sort<text:line-break/>d) Bucket Sort</text:span></text:p>
      <text:p text:style-name="P10"><text:span text:style-name="T4">Answer: c) Quick Sort</text:span></text:p>
      <text:p text:style-name="P10"><text:span text:style-name="T8">7</text:span><text:span text:style-name="T4">:In the context of databases, what is the main purpose of an index?</text:span><text:span text:style-name="T1"> </text:span></text:p>
      <text:p text:style-name="P10"><text:span text:style-name="T1">a) To store raw data<text:line-break/>b) To enforce referential integrity<text:line-break/>c) To speed up the retrieval of data<text:line-break/>d) To provide backup for data</text:span></text:p>
      <text:p text:style-name="P10"><text:span text:style-name="T4">Answer: c) To speed up the retrieval of data</text:span></text:p>
      <text:p text:style-name="P10"><text:span text:style-name="T8">8</text:span><text:span text:style-name="T4">:Which of the following is a characteristic of a binary search algorithm?</text:span><text:span text:style-name="T1"> </text:span></text:p>
      <text:p text:style-name="P10"><text:span text:style-name="T1">a) It can be applied to unsorted data.<text:line-break/>b) It has a time complexity of O(n).<text:line-break/>c) It divides the search interval in half each time.<text:line-break/>d) It requires a constant amount of memory.</text:span></text:p>
      <text:p text:style-name="P10"><text:span text:style-name="T4">Answer: c) It divides the search interval in half each time.</text:span></text:p>
      <text:p text:style-name="P10"><text:soft-page-break/><text:span text:style-name="T8">9</text:span><text:span text:style-name="T4">:Which of the following best describes polymorphism in object-oriented programming?</text:span></text:p>
      <text:p text:style-name="P10"><text:span text:style-name="T1">a) The ability of a variable to change its data type<text:line-break/>b) The ability of different objects to respond uniquely to the same message<text:line-break/>c) The ability to define multiple methods with the same name but different signatures<text:line-break/>d) The ability of a function to call itself recursively</text:span></text:p>
      <text:p text:style-name="P10"><text:span text:style-name="T4">Answer: b) The ability of different objects to respond uniquely to the same message</text:span></text:p>
      <text:p text:style-name="P10"><text:span text:style-name="T8">10</text:span><text:span text:style-name="T4">:What is the purpose of a hash function in computer science? </text:span></text:p>
      <text:p text:style-name="P10"><text:span text:style-name="T1">a) To encrypt data for secure communication<text:line-break/>b) To map data of arbitrary size to fixed-size values<text:line-break/>c) To compress data for storage efficiency<text:line-break/>d) To sort data in a database</text:span></text:p>
      <text:p text:style-name="P10"><text:span text:style-name="T4">Answer: b) To map data of arbitrary size to fixed-size values</text:span></text:p>
      <text:p text:style-name="P10"><text:span text:style-name="T4">11. Consider the following pseudo code:</text:span></text:p>
      <text:p text:style-name="P10"><text:span text:style-name="T1">function(n){</text:span></text:p>
      <text:p text:style-name="P10"><text:span text:style-name="T1"><text:tab/>final = 0</text:span></text:p>
      <text:p text:style-name="P10"><text:span text:style-name="T1"><text:tab/>i = 1</text:span></text:p>
      <text:p text:style-name="P10"><text:span text:style-name="T1"><text:tab/>while n &gt; 0:</text:span></text:p>
      <text:p text:style-name="P10"><text:span text:style-name="T1"><text:tab/>{</text:span></text:p>
      <text:p text:style-name="P10"><text:span text:style-name="T1"><text:tab/>remain = n % 2</text:span></text:p>
      <text:p text:style-name="P10"><text:span text:style-name="T1"><text:tab/>n = n / 2</text:span></text:p>
      <text:p text:style-name="P10"><text:span text:style-name="T1"><text:tab/>final = final + (remain * 10)</text:span></text:p>
      <text:p text:style-name="P10"><text:span text:style-name="T1"><text:tab/>i = i * 10</text:span></text:p>
      <text:p text:style-name="P10"><text:span text:style-name="T1"><text:tab/>}</text:span></text:p>
      <text:p text:style-name="P10"><text:span text:style-name="T1">return final</text:span></text:p>
      <text:p text:style-name="P10"><text:span text:style-name="T1">}</text:span></text:p>
      <text:p text:style-name="P10"><text:span text:style-name="T1">What is the value of function(49)?</text:span></text:p>
      <text:list xml:id="list1322044788" text:style-name="WWNum2">
        <text:list-item>
          <text:p text:style-name="P15"><text:span text:style-name="T1">100011</text:span></text:p>
        </text:list-item>
        <text:list-item>
          <text:p text:style-name="P16"><text:soft-page-break/><text:span text:style-name="T1">110010</text:span></text:p>
        </text:list-item>
        <text:list-item>
          <text:p text:style-name="P16"><text:span text:style-name="T1">101010</text:span></text:p>
        </text:list-item>
        <text:list-item>
          <text:p text:style-name="P13"><text:span text:style-name="T1">110001</text:span></text:p>
        </text:list-item>
      </text:list>
      <text:p text:style-name="P10"><text:span text:style-name="T1">Answer: d. 110001</text:span></text:p>
      <text:p text:style-name="P10"><text:span text:style-name="T1">The code is the binary representation of any decimal number.</text:span></text:p>
      <text:p text:style-name="P10"><text:span text:style-name="T1">12. Consider the following pseudo code.</text:span></text:p>
      <text:p text:style-name="P10"><text:span text:style-name="T1">def function(string str)</text:span></text:p>
      <text:p text:style-name="P10"><text:span text:style-name="T1">{</text:span></text:p>
      <text:p text:style-name="P10"><text:span text:style-name="T1"><text:tab/>reverse(str, 0, length(str)-1);</text:span></text:p>
      <text:p text:style-name="P10"><text:span text:style-name="T1"><text:tab/>append(str, ‘ ’);</text:span></text:p>
      <text:p text:style-name="P10"><text:span text:style-name="T1"><text:tab/>n = length(str);</text:span></text:p>
      <text:p text:style-name="P10"><text:span text:style-name="T1"><text:tab/>j = 0;</text:span></text:p>
      <text:p text:style-name="P10"><text:span text:style-name="T1"><text:tab/>for( i = 0; i &lt; n; i = i + 1){</text:span></text:p>
      <text:p text:style-name="P10"><text:span text:style-name="T1"><text:tab/><text:tab/>if(str[i] is ‘ ’){</text:span></text:p>
      <text:p text:style-name="P10"><text:span text:style-name="T1"><text:tab/><text:tab/><text:tab/>reverse(str, j, i-1);</text:span></text:p>
      <text:p text:style-name="P10"><text:span text:style-name="T1"><text:tab/><text:tab/><text:tab/>j = i + 1;</text:span></text:p>
      <text:p text:style-name="P22"><text:span text:style-name="T1">}</text:span></text:p>
      <text:p text:style-name="P23"><text:span text:style-name="T1">}</text:span></text:p>
      <text:p text:style-name="P23"><text:span text:style-name="T1">trim(str);</text:span></text:p>
      <text:p text:style-name="P23"><text:span text:style-name="T1">return str;</text:span></text:p>
      <text:p text:style-name="P10"><text:span text:style-name="T1">}</text:span></text:p>
      <text:p text:style-name="P10"><text:soft-page-break/><text:span text:style-name="T1">In the following pseudocode, reverse(str, i, j) reverses the string str from i-th index to j-th index, append(s1, s2) concatenates string s1 with string s2, trim(str) removes the trailing spaces at the end of the string str and length(str) returns the length of the string.</text:span></text:p>
      <text:p text:style-name="P10"><text:span text:style-name="T1">What will be the value of the function(“DRAW LIVE”)?</text:span></text:p>
      <text:list xml:id="list29409024" text:style-name="WWNum3">
        <text:list-item>
          <text:p text:style-name="P24"><text:span text:style-name="T1">DRAW LIVE</text:span></text:p>
        </text:list-item>
        <text:list-item>
          <text:p text:style-name="P25"><text:span text:style-name="T1">EVIL WARD</text:span></text:p>
        </text:list-item>
        <text:list-item>
          <text:p text:style-name="P25"><text:span text:style-name="T1">LIVE DRAW</text:span></text:p>
        </text:list-item>
        <text:list-item>
          <text:p text:style-name="P26"><text:span text:style-name="T1">WARD EVIL</text:span></text:p>
        </text:list-item>
      </text:list>
      <text:p text:style-name="P27"><text:span text:style-name="T1">Answer: c. LIVE DRAW</text:span></text:p>
      <text:p text:style-name="P20"><text:span text:style-name="T1"><text:tab/>The code reverses a sentence word by word.</text:span></text:p>
      <text:p text:style-name="P2"><text:span text:style-name="T1">links:</text:span><text:a xlink:type="simple" xlink:href="https://testbook.com/objective-questions/mcq-on-statistics--5eea6a1439140f30f369f116" text:style-name="ListLabel_20_73" text:visited-style-name="ListLabel_20_73"><text:span text:style-name="T17">https://testbook.com/objective-questions/mcq-on-statistics--5eea6a1439140f30f369f116</text:span></text:a></text:p>
      <text:p text:style-name="P2"><text:span text:style-name="T1">links:</text:span><text:a xlink:type="simple" xlink:href="https://byjus.com/maths/class-11-maths-chapter-15-statistics-mcqs/" text:style-name="ListLabel_20_73" text:visited-style-name="ListLabel_20_73"><text:span text:style-name="T17">https://byjus.com/maths/class-11-maths-chapter-15-statistics-mcqs/</text:span></text:a></text:p>
      <text:p text:style-name="P2"><text:span text:style-name="T1">links:</text:span><text:a xlink:type="simple" xlink:href="https://www.sanfoundry.com/mathematics-questions-answers-statistics-mean-deviation/" text:style-name="ListLabel_20_73" text:visited-style-name="ListLabel_20_73"><text:span text:style-name="T17">https://www.sanfoundry.com/mathematics-questions-answers-statistics-mean-deviation/</text:span></text:a></text:p>
      <text:p text:style-name="P2"><text:span text:style-name="T1">links:</text:span><text:a xlink:type="simple" xlink:href="https://testbook.com/objective-questions/mcq-on-logical-reasoning--5eea6a0e39140f30f369e41d" text:style-name="ListLabel_20_73" text:visited-style-name="ListLabel_20_73"><text:span text:style-name="T17">https://testbook.com/objective-questions/mcq-on-logical-reasoning--5eea6a0e39140f30f369e41d</text:span></text:a></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5in" fo:margin-right="0.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7" meta:page-count="13" meta:paragraph-count="228" meta:word-count="1884" meta:character-count="10027" meta:non-whitespace-character-count="8330"/>
    <meta:generator>LibreOfficeDev/6.0.5.2$Linux_X86_64 LibreOffice_project/</meta:generator>
  </office:meta>
</office:document-meta>
</file>

<file path=Object 10/content.xml><?xml version="1.0" encoding="utf-8"?>
<math xmlns="http://www.w3.org/1998/Math/MathML" display="block">
  <semantics>
    <mrow>
      <munderover>
        <mo stretchy="false">∑</mo>
        <mrow>
          <mi>n</mi>
          <mo stretchy="false">=</mo>
          <mn>1</mn>
        </mrow>
        <mi>∞</mi>
      </munderover>
      <mi mathvariant="normal">❑</mi>
    </mrow>
    <annotation encoding="StarMath 5.0">sum from {n=1} to {∞} &lt;?&gt;</annotation>
  </semantics>
</math>
</file>

<file path=Object 12/content.xml><?xml version="1.0" encoding="utf-8"?>
<math xmlns="http://www.w3.org/1998/Math/MathML" display="block">
  <semantics>
    <mrow>
      <munderover>
        <mo stretchy="false">∫</mo>
        <mn>0</mn>
        <mi>∞</mi>
      </munderover>
      <mi mathvariant="normal">❑</mi>
    </mrow>
    <annotation encoding="StarMath 5.0">int from {0} to {∞} &lt;?&gt;</annotation>
  </semantics>
</math>
</file>

<file path=Object 14/content.xml><?xml version="1.0" encoding="utf-8"?>
<math xmlns="http://www.w3.org/1998/Math/MathML" display="block">
  <semantics>
    <mrow/>
    <annotation encoding="StarMath 5.0">(1+x {)} ^ {20}  </annotation>
  </semantics>
</math>
</file>

<file path=Object 2/content.xml><?xml version="1.0" encoding="utf-8"?>
<math xmlns="http://www.w3.org/1998/Math/MathML" display="block">
  <semantics>
    <mrow>
      <munderover>
        <mo stretchy="false">∑</mo>
        <mrow>
          <mi>n</mi>
          <mo stretchy="false">=</mo>
          <mn>1</mn>
        </mrow>
        <mi>∞</mi>
      </munderover>
      <mi mathvariant="normal">❑</mi>
    </mrow>
    <annotation encoding="StarMath 5.0">sum from {n=1} to {∞} &lt;?&gt;</annotation>
  </semantics>
</math>
</file>

<file path=Object 4/content.xml><?xml version="1.0" encoding="utf-8"?>
<math xmlns="http://www.w3.org/1998/Math/MathML" display="block">
  <semantics>
    <mrow>
      <munderover>
        <mo stretchy="false">∑</mo>
        <mrow>
          <mi>n</mi>
          <mo stretchy="false">=</mo>
          <mn>1</mn>
        </mrow>
        <mi>∞</mi>
      </munderover>
      <mi mathvariant="normal">❑</mi>
    </mrow>
    <annotation encoding="StarMath 5.0">sum from {n=1} to {∞} &lt;?&gt;</annotation>
  </semantics>
</math>
</file>

<file path=Object 6/content.xml><?xml version="1.0" encoding="utf-8"?>
<math xmlns="http://www.w3.org/1998/Math/MathML" display="block">
  <semantics>
    <mrow>
      <munderover>
        <mo stretchy="false">∑</mo>
        <mrow>
          <mi>n</mi>
          <mo stretchy="false">=</mo>
          <mn>1</mn>
        </mrow>
        <mi>∞</mi>
      </munderover>
      <mi mathvariant="normal">❑</mi>
    </mrow>
    <annotation encoding="StarMath 5.0">sum from {n=1} to {∞} &lt;?&gt;</annotation>
  </semantics>
</math>
</file>

<file path=Object 8/content.xml><?xml version="1.0" encoding="utf-8"?>
<math xmlns="http://www.w3.org/1998/Math/MathML" display="block">
  <semantics>
    <mrow>
      <munderover>
        <mo stretchy="false">∑</mo>
        <mrow>
          <mi>n</mi>
          <mo stretchy="false">=</mo>
          <mn>1</mn>
        </mrow>
        <mi>∞</mi>
      </munderover>
      <mi mathvariant="normal">❑</mi>
    </mrow>
    <annotation encoding="StarMath 5.0">sum from {n=1} to {∞} &lt;?&gt;</annotation>
  </semantics>
</math>
</file>